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0000000200E879D26B5B2C765E.png" manifest:media-type="image/png"/>
  <manifest:file-entry manifest:full-path="Pictures/100000010000020000000200362E0E943C8E102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ea100" draw:textarea-horizontal-align="justify" draw:textarea-vertical-align="middle" draw:auto-grow-height="false" fo:min-height="10.06cm" fo:min-width="9.81cm" draw:shadow="hidden" draw:shadow-offset-x="0.106cm" draw:shadow-offset-y="0.106cm" loext:shadow-blur="0.071cm" loext:glow-radius="0.247cm" loext:glow-color="#808080" loext:softedge-radius="0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ea100" draw:textarea-horizontal-align="justify" draw:textarea-vertical-align="middle" draw:auto-grow-height="false" fo:min-height="3.005cm" fo:min-width="3.018cm"/>
    </style:style>
    <style:style style:name="gr4" style:family="graphic" style:parent-style-name="standard">
      <style:graphic-properties draw:stroke="none" draw:fill-color="#fea100" draw:textarea-horizontal-align="justify" draw:textarea-vertical-align="middle" draw:auto-grow-height="false" fo:min-height="2.317cm" fo:min-width="1.723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-color="#fea1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578cm" svg:height="14.578cm" svg:x="3.361cm" svg:y="7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1.677cm" svg:height="11.677cm" svg:x="4.199cm" svg:y="8.252cm">
          <draw:image xlink:href="Pictures/100000010000020000000200362E0E943C8E102E.png" xlink:type="simple" xlink:show="embed" xlink:actuate="onLoad" draw:mime-type="image/png">
            <text:p/>
          </draw:image>
        </draw:frame>
        <draw:custom-shape draw:style-name="gr3" draw:text-style-name="P1" draw:layer="layout" svg:width="4.974cm" svg:height="4.603cm" svg:x="11.431cm" svg:y="12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23cm" svg:height="2.567cm" svg:x="12.462cm" svg:y="16.08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2cm" svg:height="6.852cm" draw:transform="rotate (1.5707963267949) translate (10.479cm 19.708cm)">
          <draw:image xlink:href="Pictures/100000010000020000000200E879D26B5B2C765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21:29:21.681901455</meta:creation-date>
    <dc:date>2023-11-20T22:35:20.749952808</dc:date>
    <meta:editing-duration>PT36M30S</meta:editing-duration>
    <meta:editing-cycles>4</meta:editing-cycles>
    <meta:generator>LibreOffice/7.5.8.2$Linux_X86_64 LibreOffice_project/50$Build-2</meta:generator>
    <meta:document-statistic meta:object-count="5"/>
  </office:meta>
</office:document-meta>
</file>